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69.76pt" svg:height="263.93pt" svg:x="254.18pt" svg:y="110.3pt">
            <draw:object draw:notify-on-update-of-ranges="Sheet1.A1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Note 1 from 261.60 to 277.20 with time <text:s text:c="3"/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 2 from 277.20 to 293.70 with time 1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 3 from 293.70 to 311.10 with time 1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 4 from 311.10 to 329.60 with time <text:s/>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 5 from 329.60 to 349.20 with time <text:s/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 6 from 349.20 to 370.00 with time <text:s/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 7 from 370.00 to 392.00 with time <text:s/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 8 from 392.00 to 415.30 with time 10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 9 from 415.30 to 440.00 with time 1112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formula="of:=MAX([.A124:.A378])" office:value-type="float" office:value="416" calcext:value-type="float">
            <text:p>416</text:p>
          </table:table-cell>
          <table:table-cell table:formula="of:=MIN([.A38:.A124])" office:value-type="float" office:value="405" calcext:value-type="float">
            <text:p>405</text:p>
          </table:table-cell>
          <table:table-cell table:formula="of:=AVERAGE([.A38:.A124])" office:value-type="float" office:value="415.48275862069" calcext:value-type="float">
            <text:p>415.4827586206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7:31:36.8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0-12-26T22:09:17.375000000</dc:date>
    <meta:editing-duration>P1DT4H32M8S</meta:editing-duration>
    <meta:editing-cycles>4</meta:editing-cycles>
    <meta:document-statistic meta:table-count="1" meta:cell-count="11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svg:x="0cm" svg:y="0cm" style:legend-expansion="custom" chartooo:width="16.573cm" chartooo:height="9.312cm" style:legend-expansion-aspect-ratio="1.77974656357388" chart:style-name="ch2"/>
        <chart:plot-area chart:style-name="ch3" table:cell-range-address="Sheet1.A1:Sheet1.A9" svg:x="0.331cm" svg:y="0.186cm" svg:width="15.911cm" svg:height="8.94cm">
          <chartooo:coordinate-region svg:x="1.154cm" svg:y="0.388cm" svg:width="14.801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2">
                <text:p>1812</text:p>
                <draw:g>
                  <svg:desc>Sheet1.A1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